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6a600" officeooo:paragraph-rsid="0043f48a"/>
    </style:style>
    <style:style style:name="P7" style:family="paragraph" style:parent-style-name="Preformatted_20_Text">
      <style:text-properties officeooo:rsid="001bd521" officeooo:paragraph-rsid="001bd521"/>
    </style:style>
    <style:style style:name="P8" style:family="paragraph" style:parent-style-name="Preformatted_20_Text">
      <style:text-properties officeooo:paragraph-rsid="001de758"/>
    </style:style>
    <style:style style:name="P9" style:family="paragraph" style:parent-style-name="Preformatted_20_Text">
      <style:text-properties officeooo:rsid="001de758" officeooo:paragraph-rsid="001de758"/>
    </style:style>
    <style:style style:name="P10" style:family="paragraph" style:parent-style-name="Preformatted_20_Text">
      <style:text-properties fo:font-style="normal" officeooo:rsid="00258399" officeooo:paragraph-rsid="00258399" style:font-style-asian="normal" style:font-style-complex="normal"/>
    </style:style>
    <style:style style:name="P11" style:family="paragraph" style:parent-style-name="Preformatted_20_Text">
      <style:text-properties fo:font-style="normal" fo:font-weight="bold" style:font-style-asian="normal" style:font-weight-asian="bold" style:font-style-complex="normal" style:font-weight-complex="bold"/>
    </style:style>
    <style:style style:name="P12" style:family="paragraph" style:parent-style-name="Preformatted_20_Text">
      <style:text-properties officeooo:rsid="003f5f91" officeooo:paragraph-rsid="00410e3a"/>
    </style:style>
    <style:style style:name="P13" style:family="paragraph" style:parent-style-name="Preformatted_20_Text">
      <style:text-properties officeooo:paragraph-rsid="00410e3a"/>
    </style:style>
    <style:style style:name="P14" style:family="paragraph" style:parent-style-name="Preformatted_20_Text">
      <style:paragraph-properties fo:text-align="start" style:justify-single-word="false"/>
      <style:text-properties officeooo:rsid="00410e3a" officeooo:paragraph-rsid="00410e3a"/>
    </style:style>
    <style:style style:name="P15" style:family="paragraph" style:parent-style-name="Preformatted_20_Text">
      <style:text-properties officeooo:paragraph-rsid="0042094e"/>
    </style:style>
    <style:style style:name="P16" style:family="paragraph" style:parent-style-name="Preformatted_20_Text">
      <style:text-properties officeooo:paragraph-rsid="0043f48a"/>
    </style:style>
    <style:style style:name="P17"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8"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9" style:family="paragraph" style:parent-style-name="Standard">
      <style:text-properties officeooo:rsid="001bd521" officeooo:paragraph-rsid="001bd521"/>
    </style:style>
    <style:style style:name="P20" style:family="paragraph" style:parent-style-name="Standard">
      <style:text-properties officeooo:rsid="001bd521" officeooo:paragraph-rsid="00200cf4"/>
    </style:style>
    <style:style style:name="P21" style:family="paragraph" style:parent-style-name="Standard">
      <style:text-properties officeooo:rsid="001bd521" officeooo:paragraph-rsid="00276029"/>
    </style:style>
    <style:style style:name="P22" style:family="paragraph" style:parent-style-name="Standard">
      <style:text-properties officeooo:rsid="001bd521" officeooo:paragraph-rsid="003f5f91"/>
    </style:style>
    <style:style style:name="P23" style:family="paragraph" style:parent-style-name="Standard">
      <style:text-properties fo:font-style="normal" officeooo:rsid="00184aba" officeooo:paragraph-rsid="0016a600" style:font-style-asian="normal" style:font-style-complex="normal"/>
    </style:style>
    <style:style style:name="P24" style:family="paragraph" style:parent-style-name="Standard">
      <style:text-properties fo:font-style="normal" officeooo:rsid="00184aba" officeooo:paragraph-rsid="0043f48a" style:font-style-asian="normal" style:font-style-complex="normal"/>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Standard">
      <style:text-properties officeooo:paragraph-rsid="00200cf4"/>
    </style:style>
    <style:style style:name="P29" style:family="paragraph" style:parent-style-name="Standard">
      <style:text-properties officeooo:paragraph-rsid="003d60ce"/>
    </style:style>
    <style:style style:name="P30"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2"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3" style:family="paragraph" style:parent-style-name="Standard">
      <style:text-properties officeooo:paragraph-rsid="00410e3a"/>
    </style:style>
    <style:style style:name="P34" style:family="paragraph" style:parent-style-name="Standard">
      <style:text-properties officeooo:rsid="0016a600" officeooo:paragraph-rsid="0043f48a"/>
    </style:style>
    <style:style style:name="P35" style:family="paragraph" style:parent-style-name="Text_20_body">
      <style:text-properties officeooo:rsid="0012c061" officeooo:paragraph-rsid="0012c061"/>
    </style:style>
    <style:style style:name="P36" style:family="paragraph" style:parent-style-name="Text_20_body">
      <style:text-properties officeooo:rsid="0013d3b1" officeooo:paragraph-rsid="0013d3b1"/>
    </style:style>
    <style:style style:name="P37" style:family="paragraph" style:parent-style-name="Text_20_body">
      <style:text-properties officeooo:rsid="0013d3b1" officeooo:paragraph-rsid="00160000"/>
    </style:style>
    <style:style style:name="P38" style:family="paragraph" style:parent-style-name="Text_20_body">
      <style:text-properties officeooo:rsid="0015324e" officeooo:paragraph-rsid="0015324e"/>
    </style:style>
    <style:style style:name="P39" style:family="paragraph" style:parent-style-name="Text_20_body">
      <style:text-properties officeooo:rsid="00155423" officeooo:paragraph-rsid="00155423"/>
    </style:style>
    <style:style style:name="P40" style:family="paragraph" style:parent-style-name="Text_20_body">
      <style:text-properties officeooo:rsid="00160000" officeooo:paragraph-rsid="00160000"/>
    </style:style>
    <style:style style:name="P41" style:family="paragraph" style:parent-style-name="Text_20_body">
      <style:text-properties officeooo:rsid="0016a600" officeooo:paragraph-rsid="0016a600"/>
    </style:style>
    <style:style style:name="P42" style:family="paragraph" style:parent-style-name="Text_20_body">
      <style:text-properties officeooo:paragraph-rsid="0016a600"/>
    </style:style>
    <style:style style:name="P43" style:family="paragraph" style:parent-style-name="Text_20_body">
      <style:text-properties officeooo:rsid="00184aba" officeooo:paragraph-rsid="00184aba"/>
    </style:style>
    <style:style style:name="P44" style:family="paragraph" style:parent-style-name="Text_20_body">
      <style:text-properties fo:font-style="normal" officeooo:rsid="00184aba" officeooo:paragraph-rsid="00184aba" style:font-style-asian="normal" style:font-style-complex="normal"/>
    </style:style>
    <style:style style:name="P45" style:family="paragraph" style:parent-style-name="Text_20_body">
      <style:text-properties fo:font-style="normal" officeooo:rsid="0015324e" officeooo:paragraph-rsid="0015324e" style:font-style-asian="normal" style:font-style-complex="normal"/>
    </style:style>
    <style:style style:name="P46" style:family="paragraph" style:parent-style-name="Text_20_body">
      <style:text-properties fo:font-style="normal" officeooo:rsid="00258399" style:font-style-asian="normal" style:font-style-complex="normal"/>
    </style:style>
    <style:style style:name="P47" style:family="paragraph" style:parent-style-name="Text_20_body">
      <style:text-properties fo:font-style="normal" officeooo:rsid="001cd66a" officeooo:paragraph-rsid="001cd66a" style:font-style-asian="normal" style:font-style-complex="normal"/>
    </style:style>
    <style:style style:name="P48" style:family="paragraph" style:parent-style-name="Text_20_body">
      <style:text-properties fo:font-style="normal" officeooo:rsid="003b810d" officeooo:paragraph-rsid="003b810d" style:font-style-asian="normal" style:font-style-complex="normal"/>
    </style:style>
    <style:style style:name="P49"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0"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1"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2" style:family="paragraph" style:parent-style-name="Text_20_body">
      <style:text-properties officeooo:rsid="00189d7a" officeooo:paragraph-rsid="00189d7a"/>
    </style:style>
    <style:style style:name="P53" style:family="paragraph" style:parent-style-name="Text_20_body">
      <style:text-properties officeooo:paragraph-rsid="00189d7a"/>
    </style:style>
    <style:style style:name="P54" style:family="paragraph" style:parent-style-name="Text_20_body">
      <style:text-properties officeooo:rsid="0019beb4" officeooo:paragraph-rsid="0019beb4"/>
    </style:style>
    <style:style style:name="P55" style:family="paragraph" style:parent-style-name="Text_20_body">
      <style:text-properties officeooo:rsid="0019beb4" officeooo:paragraph-rsid="001b7a32"/>
    </style:style>
    <style:style style:name="P56" style:family="paragraph" style:parent-style-name="Text_20_body">
      <style:text-properties officeooo:rsid="001de758" officeooo:paragraph-rsid="001de758"/>
    </style:style>
    <style:style style:name="P57" style:family="paragraph" style:parent-style-name="Text_20_body">
      <style:text-properties officeooo:rsid="0023850e" officeooo:paragraph-rsid="0023850e"/>
    </style:style>
    <style:style style:name="P58" style:family="paragraph" style:parent-style-name="Text_20_body">
      <style:text-properties officeooo:paragraph-rsid="00258399"/>
    </style:style>
    <style:style style:name="P59" style:family="paragraph" style:parent-style-name="Text_20_body">
      <style:text-properties officeooo:paragraph-rsid="00286c59"/>
    </style:style>
    <style:style style:name="P60" style:family="paragraph" style:parent-style-name="Text_20_body">
      <style:text-properties officeooo:paragraph-rsid="003233ab"/>
    </style:style>
    <style:style style:name="P61" style:family="paragraph" style:parent-style-name="Text_20_body">
      <style:text-properties officeooo:paragraph-rsid="0032f7c1"/>
    </style:style>
    <style:style style:name="P62" style:family="paragraph" style:parent-style-name="Text_20_body">
      <style:text-properties officeooo:paragraph-rsid="0033dbbb"/>
    </style:style>
    <style:style style:name="P63" style:family="paragraph" style:parent-style-name="Text_20_body">
      <style:text-properties officeooo:paragraph-rsid="003753be"/>
    </style:style>
    <style:style style:name="P64" style:family="paragraph" style:parent-style-name="Text_20_body">
      <style:text-properties officeooo:paragraph-rsid="003b810d"/>
    </style:style>
    <style:style style:name="P65" style:family="paragraph" style:parent-style-name="Text_20_body">
      <style:text-properties officeooo:rsid="003d60ce" officeooo:paragraph-rsid="003d60ce"/>
    </style:style>
    <style:style style:name="P66" style:family="paragraph" style:parent-style-name="Text_20_body">
      <style:text-properties officeooo:paragraph-rsid="0042094e"/>
    </style:style>
    <style:style style:name="P67" style:family="paragraph" style:parent-style-name="Text_20_body">
      <style:text-properties officeooo:paragraph-rsid="00302a12"/>
    </style:style>
    <style:style style:name="P68" style:family="paragraph" style:parent-style-name="Text_20_body">
      <style:text-properties officeooo:paragraph-rsid="0043f48a"/>
    </style:style>
    <style:style style:name="P69" style:family="paragraph" style:parent-style-name="Text_20_body">
      <style:text-properties officeooo:rsid="0045dd23" officeooo:paragraph-rsid="0045dd23"/>
    </style:style>
    <style:style style:name="P70" style:family="paragraph" style:parent-style-name="Text_20_body">
      <style:text-properties style:font-name="Liberation Mono" fo:font-size="10pt" officeooo:rsid="00184aba" officeooo:paragraph-rsid="00184aba" style:font-size-asian="10pt" style:font-size-complex="10pt"/>
    </style:style>
    <style:style style:name="P71" style:family="paragraph" style:parent-style-name="Text_20_body">
      <style:text-properties officeooo:paragraph-rsid="0047ad14"/>
    </style:style>
    <style:style style:name="P72" style:family="paragraph" style:parent-style-name="Text_20_body">
      <style:text-properties officeooo:rsid="0042094e" officeooo:paragraph-rsid="0043f48a"/>
    </style:style>
    <style:style style:name="P73" style:family="paragraph" style:parent-style-name="Text_20_body">
      <style:text-properties officeooo:rsid="004bb78e" officeooo:paragraph-rsid="004bb78e"/>
    </style:style>
    <style:style style:name="P74" style:family="paragraph" style:parent-style-name="Text_20_body">
      <style:text-properties officeooo:rsid="004d90a8" officeooo:paragraph-rsid="004d90a8"/>
    </style:style>
    <style:style style:name="P75" style:family="paragraph" style:parent-style-name="Preformatted_20_Text">
      <style:paragraph-properties fo:margin-top="0in" fo:margin-bottom="0.1965in" loext:contextual-spacing="false"/>
    </style:style>
    <style:style style:name="P76" style:family="paragraph" style:parent-style-name="Heading">
      <style:text-properties officeooo:rsid="004bb78e" officeooo:paragraph-rsid="004bb78e"/>
    </style:style>
    <style:style style:name="P77" style:family="paragraph" style:parent-style-name="Heading_20_1">
      <style:text-properties officeooo:rsid="0012c061" officeooo:paragraph-rsid="0012c061"/>
    </style:style>
    <style:style style:name="P78" style:family="paragraph" style:parent-style-name="Heading_20_2">
      <style:text-properties officeooo:rsid="0023850e" officeooo:paragraph-rsid="0023850e"/>
    </style:style>
    <style:style style:name="P79" style:family="paragraph" style:parent-style-name="Heading_20_2">
      <style:text-properties officeooo:rsid="004bb78e" officeooo:paragraph-rsid="004bb78e"/>
    </style:style>
    <style:style style:name="P80" style:family="paragraph" style:parent-style-name="Heading_20_3">
      <style:text-properties officeooo:rsid="0053d546" officeooo:paragraph-rsid="0053d546"/>
    </style:style>
    <style:style style:name="P81" style:family="paragraph" style:parent-style-name="Preformatted_20_Text">
      <style:text-properties officeooo:rsid="0053d546" officeooo:paragraph-rsid="0053d546"/>
    </style:style>
    <style:style style:name="P82" style:family="paragraph" style:parent-style-name="Preformatted_20_Text">
      <style:text-properties officeooo:rsid="00567b14" officeooo:paragraph-rsid="00567b14"/>
    </style:style>
    <style:style style:name="P83" style:family="paragraph" style:parent-style-name="Standard" style:list-style-name="L1">
      <style:text-properties officeooo:paragraph-rsid="0043f48a"/>
    </style:style>
    <style:style style:name="P84" style:family="paragraph" style:parent-style-name="Standard" style:list-style-name="L1">
      <style:text-properties officeooo:paragraph-rsid="001bd521"/>
    </style:style>
    <style:style style:name="P85"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86"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87"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88" style:family="paragraph" style:parent-style-name="Subtitle">
      <style:paragraph-properties fo:text-align="start" style:justify-single-word="false"/>
      <style:text-properties officeooo:paragraph-rsid="00410e3a"/>
    </style:style>
    <style:style style:name="P89" style:family="paragraph" style:parent-style-name="Text_20_body" style:list-style-name="L2"/>
    <style:style style:name="P90" style:family="paragraph" style:parent-style-name="Text_20_body" style:list-style-name="L2">
      <style:text-properties officeooo:paragraph-rsid="004bb78e"/>
    </style:style>
    <style:style style:name="P91" style:family="paragraph" style:parent-style-name="Text_20_body" style:list-style-name="L2">
      <style:text-properties officeooo:rsid="004bb78e" officeooo:paragraph-rsid="004bb78e"/>
    </style:style>
    <style:style style:name="P92" style:family="paragraph" style:parent-style-name="Text_20_body">
      <style:text-properties officeooo:rsid="0053d546" officeooo:paragraph-rsid="0053d546"/>
    </style:style>
    <style:style style:name="P93" style:family="paragraph" style:parent-style-name="Text_20_body">
      <style:text-properties officeooo:paragraph-rsid="0053d546"/>
    </style:style>
    <style:style style:name="P94" style:family="paragraph" style:parent-style-name="Text_20_body">
      <style:text-properties officeooo:rsid="0054e762" officeooo:paragraph-rsid="0054e762"/>
    </style:style>
    <style:style style:name="P95" style:family="paragraph" style:parent-style-name="Text_20_body">
      <style:text-properties officeooo:rsid="00567b14" officeooo:paragraph-rsid="00567b14"/>
    </style:style>
    <style:style style:name="P96" style:family="paragraph" style:parent-style-name="Text_20_body">
      <style:text-properties officeooo:paragraph-rsid="00567b14"/>
    </style:style>
    <style:style style:name="P97" style:family="paragraph" style:parent-style-name="Text_20_body">
      <style:text-properties officeooo:rsid="00573be5" officeooo:paragraph-rsid="00573be5"/>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officeooo:rsid="0013d3b1"/>
    </style:style>
    <style:style style:name="T22" style:family="text">
      <style:text-properties fo:font-style="italic" style:font-style-asian="italic" style:font-style-complex="italic"/>
    </style:style>
    <style:style style:name="T23" style:family="text">
      <style:text-properties fo:font-style="italic" officeooo:rsid="0013d3b1" style:font-style-asian="italic" style:font-style-complex="italic"/>
    </style:style>
    <style:style style:name="T24" style:family="text">
      <style:text-properties fo:font-style="italic" officeooo:rsid="00184aba" style:font-style-asian="italic" style:font-style-complex="italic"/>
    </style:style>
    <style:style style:name="T25" style:family="text">
      <style:text-properties fo:font-style="italic" officeooo:rsid="0023850e" style:font-style-asian="italic" style:font-style-complex="italic"/>
    </style:style>
    <style:style style:name="T26" style:family="text">
      <style:text-properties fo:font-style="italic" officeooo:rsid="00258399" style:font-style-asian="italic" style:font-style-complex="italic"/>
    </style:style>
    <style:style style:name="T27" style:family="text">
      <style:text-properties fo:font-style="italic" officeooo:rsid="0042094e" style:font-style-asian="italic" style:font-style-complex="italic"/>
    </style:style>
    <style:style style:name="T28" style:family="text">
      <style:text-properties fo:font-style="italic" officeooo:rsid="00155423" style:font-style-asian="italic" style:font-style-complex="italic"/>
    </style:style>
    <style:style style:name="T29" style:family="text">
      <style:text-properties fo:font-style="italic" officeooo:rsid="0053d546" style:font-style-asian="italic" style:font-style-complex="italic"/>
    </style:style>
    <style:style style:name="T30" style:family="text">
      <style:text-properties fo:font-style="italic" officeooo:rsid="0054e762" style:font-style-asian="italic" style:font-style-complex="italic"/>
    </style:style>
    <style:style style:name="T31" style:family="text">
      <style:text-properties fo:font-style="italic" officeooo:rsid="00567b14"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160000" style:font-style-asian="italic" style:font-weight-asian="normal" style:font-style-complex="italic" style:font-weight-complex="normal"/>
    </style:style>
    <style:style style:name="T34" style:family="text">
      <style:text-properties fo:font-style="italic" fo:font-weight="normal" officeooo:rsid="00200cf4" style:font-style-asian="italic" style:font-weight-asian="normal" style:font-style-complex="italic" style:font-weight-complex="normal"/>
    </style:style>
    <style:style style:name="T35" style:family="text">
      <style:text-properties fo:font-style="italic" fo:font-weight="normal" officeooo:rsid="00286c59" style:font-style-asian="italic" style:font-weight-asian="normal" style:font-style-complex="italic" style:font-weight-complex="normal"/>
    </style:style>
    <style:style style:name="T36" style:family="text">
      <style:text-properties fo:font-style="italic" fo:font-weight="normal" officeooo:rsid="003d60ce" style:font-style-asian="italic" style:font-weight-asian="normal" style:font-style-complex="italic" style:font-weight-complex="normal"/>
    </style:style>
    <style:style style:name="T37" style:family="text">
      <style:text-properties fo:font-style="italic" fo:font-weight="bold" officeooo:rsid="00286c59"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13d3b1" style:font-style-asian="normal" style:font-style-complex="normal"/>
    </style:style>
    <style:style style:name="T40" style:family="text">
      <style:text-properties fo:font-style="normal" officeooo:rsid="0015324e" style:font-style-asian="normal" style:font-style-complex="normal"/>
    </style:style>
    <style:style style:name="T41" style:family="text">
      <style:text-properties fo:font-style="normal" officeooo:rsid="00155423" style:font-style-asian="normal" style:font-style-complex="normal"/>
    </style:style>
    <style:style style:name="T42" style:family="text">
      <style:text-properties fo:font-style="normal" officeooo:rsid="00184aba" style:font-style-asian="normal" style:font-style-complex="normal"/>
    </style:style>
    <style:style style:name="T43" style:family="text">
      <style:text-properties fo:font-style="normal" officeooo:rsid="0023850e" style:font-style-asian="normal" style:font-style-complex="normal"/>
    </style:style>
    <style:style style:name="T44" style:family="text">
      <style:text-properties fo:font-style="normal" officeooo:rsid="00258399" style:font-style-asian="normal" style:font-style-complex="normal"/>
    </style:style>
    <style:style style:name="T45" style:family="text">
      <style:text-properties fo:font-style="normal" officeooo:rsid="00276029" style:font-style-asian="normal" style:font-style-complex="normal"/>
    </style:style>
    <style:style style:name="T46" style:family="text">
      <style:text-properties fo:font-style="normal" officeooo:rsid="003753be" style:font-style-asian="normal" style:font-style-complex="normal"/>
    </style:style>
    <style:style style:name="T47" style:family="text">
      <style:text-properties fo:font-style="normal" officeooo:rsid="0039b941" style:font-style-asian="normal" style:font-style-complex="normal"/>
    </style:style>
    <style:style style:name="T48" style:family="text">
      <style:text-properties fo:font-style="normal" officeooo:rsid="003a770c" style:font-style-asian="normal" style:font-style-complex="normal"/>
    </style:style>
    <style:style style:name="T49" style:family="text">
      <style:text-properties fo:font-style="normal" officeooo:rsid="003b810d" style:font-style-asian="normal" style:font-style-complex="normal"/>
    </style:style>
    <style:style style:name="T50" style:family="text">
      <style:text-properties fo:font-style="normal" officeooo:rsid="003c4893" style:font-style-asian="normal" style:font-style-complex="normal"/>
    </style:style>
    <style:style style:name="T51" style:family="text">
      <style:text-properties fo:font-style="normal" officeooo:rsid="003d60ce" style:font-style-asian="normal" style:font-style-complex="normal"/>
    </style:style>
    <style:style style:name="T52" style:family="text">
      <style:text-properties fo:font-style="normal" officeooo:rsid="0042094e" style:font-style-asian="normal" style:font-style-complex="normal"/>
    </style:style>
    <style:style style:name="T53" style:family="text">
      <style:text-properties fo:font-style="normal" officeooo:rsid="0047ad14" style:font-style-asian="normal" style:font-style-complex="normal"/>
    </style:style>
    <style:style style:name="T54" style:family="text">
      <style:text-properties fo:font-style="normal" officeooo:rsid="004a02b9" style:font-style-asian="normal" style:font-style-complex="normal"/>
    </style:style>
    <style:style style:name="T55" style:family="text">
      <style:text-properties fo:font-style="normal" officeooo:rsid="00567b14" style:font-style-asian="normal" style:font-style-complex="normal"/>
    </style:style>
    <style:style style:name="T56" style:family="text">
      <style:text-properties fo:font-style="normal" officeooo:rsid="00573be5"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160000" style:font-style-asian="normal" style:font-weight-asian="normal" style:font-style-complex="normal" style:font-weight-complex="normal"/>
    </style:style>
    <style:style style:name="T60" style:family="text">
      <style:text-properties fo:font-style="normal" fo:font-weight="normal" officeooo:rsid="00189d7a" style:font-style-asian="normal" style:font-weight-asian="normal" style:font-style-complex="normal" style:font-weight-complex="normal"/>
    </style:style>
    <style:style style:name="T61" style:family="text">
      <style:text-properties fo:font-style="normal" fo:font-weight="normal" officeooo:rsid="001bd521" style:font-style-asian="normal" style:font-weight-asian="normal" style:font-style-complex="normal" style:font-weight-complex="normal"/>
    </style:style>
    <style:style style:name="T62" style:family="text">
      <style:text-properties fo:font-style="normal" fo:font-weight="normal" officeooo:rsid="00200cf4" style:font-style-asian="normal" style:font-weight-asian="normal" style:font-style-complex="normal" style:font-weight-complex="normal"/>
    </style:style>
    <style:style style:name="T63" style:family="text">
      <style:text-properties fo:font-style="normal" fo:font-weight="normal" officeooo:rsid="00230d96" style:font-style-asian="normal" style:font-weight-asian="normal" style:font-style-complex="normal" style:font-weight-complex="normal"/>
    </style:style>
    <style:style style:name="T64" style:family="text">
      <style:text-properties fo:font-style="normal" fo:font-weight="normal" officeooo:rsid="00258399" style:font-style-asian="normal" style:font-weight-asian="normal" style:font-style-complex="normal" style:font-weight-complex="normal"/>
    </style:style>
    <style:style style:name="T65" style:family="text">
      <style:text-properties fo:font-style="normal" fo:font-weight="normal" officeooo:rsid="00276029" style:font-style-asian="normal" style:font-weight-asian="normal" style:font-style-complex="normal" style:font-weight-complex="normal"/>
    </style:style>
    <style:style style:name="T66" style:family="text">
      <style:text-properties fo:font-style="normal" fo:font-weight="normal" officeooo:rsid="0016a600" style:font-style-asian="normal" style:font-weight-asian="normal" style:font-style-complex="normal" style:font-weight-complex="normal"/>
    </style:style>
    <style:style style:name="T67" style:family="text">
      <style:text-properties fo:font-style="normal" fo:font-weight="normal" officeooo:rsid="00286c59" style:font-style-asian="normal" style:font-weight-asian="normal" style:font-style-complex="normal" style:font-weight-complex="normal"/>
    </style:style>
    <style:style style:name="T68" style:family="text">
      <style:text-properties fo:font-style="normal" fo:font-weight="normal" officeooo:rsid="002d42f8" style:font-style-asian="normal" style:font-weight-asian="normal" style:font-style-complex="normal" style:font-weight-complex="normal"/>
    </style:style>
    <style:style style:name="T69" style:family="text">
      <style:text-properties fo:font-style="normal" fo:font-weight="normal" officeooo:rsid="00397c39" style:font-style-asian="normal" style:font-weight-asian="normal" style:font-style-complex="normal" style:font-weight-complex="normal"/>
    </style:style>
    <style:style style:name="T70" style:family="text">
      <style:text-properties fo:font-style="normal" fo:font-weight="normal" officeooo:rsid="003d60ce" style:font-style-asian="normal" style:font-weight-asian="normal" style:font-style-complex="normal" style:font-weight-complex="normal"/>
    </style:style>
    <style:style style:name="T71" style:family="text">
      <style:text-properties fo:font-style="normal" fo:font-weight="normal" officeooo:rsid="003f5f91" style:font-style-asian="normal" style:font-weight-asian="normal" style:font-style-complex="normal" style:font-weight-complex="normal"/>
    </style:style>
    <style:style style:name="T72" style:family="text">
      <style:text-properties fo:font-style="normal" fo:font-weight="normal" officeooo:rsid="0043f48a" style:font-style-asian="normal" style:font-weight-asian="normal" style:font-style-complex="normal" style:font-weight-complex="normal"/>
    </style:style>
    <style:style style:name="T73" style:family="text">
      <style:text-properties fo:font-style="normal" fo:font-weight="normal" officeooo:rsid="0049a300" style:font-style-asian="normal" style:font-weight-asian="normal" style:font-style-complex="normal" style:font-weight-complex="normal"/>
    </style:style>
    <style:style style:name="T74" style:family="text">
      <style:text-properties fo:font-style="normal" fo:font-weight="normal" officeooo:rsid="004a02b9" style:font-style-asian="normal" style:font-weight-asian="normal" style:font-style-complex="normal" style:font-weight-complex="normal"/>
    </style:style>
    <style:style style:name="T75" style:family="text">
      <style:text-properties fo:font-style="normal" fo:font-weight="normal" officeooo:rsid="00573be5" style:font-style-asian="normal" style:font-weight-asian="normal" style:font-style-complex="normal" style:font-weight-complex="normal"/>
    </style:style>
    <style:style style:name="T76" style:family="text">
      <style:text-properties officeooo:rsid="00155423"/>
    </style:style>
    <style:style style:name="T77" style:family="text">
      <style:text-properties fo:font-weight="bold" officeooo:rsid="00160000" style:font-weight-asian="bold" style:font-weight-complex="bold"/>
    </style:style>
    <style:style style:name="T78" style:family="text">
      <style:text-properties fo:font-weight="normal" officeooo:rsid="00160000" style:font-weight-asian="normal" style:font-weight-complex="normal"/>
    </style:style>
    <style:style style:name="T79" style:family="text">
      <style:text-properties fo:font-weight="normal" officeooo:rsid="0023850e" style:font-weight-asian="normal" style:font-weight-complex="normal"/>
    </style:style>
    <style:style style:name="T80" style:family="text">
      <style:text-properties officeooo:rsid="00160000"/>
    </style:style>
    <style:style style:name="T81" style:family="text">
      <style:text-properties officeooo:rsid="0016a600"/>
    </style:style>
    <style:style style:name="T82" style:family="text">
      <style:text-properties officeooo:rsid="00184aba"/>
    </style:style>
    <style:style style:name="T83" style:family="text">
      <style:text-properties officeooo:rsid="00189d7a"/>
    </style:style>
    <style:style style:name="T84" style:family="text">
      <style:text-properties officeooo:rsid="0019beb4"/>
    </style:style>
    <style:style style:name="T85" style:family="text">
      <style:text-properties officeooo:rsid="001b7a32"/>
    </style:style>
    <style:style style:name="T86" style:family="text">
      <style:text-properties officeooo:rsid="001bd521"/>
    </style:style>
    <style:style style:name="T87" style:family="text">
      <style:text-properties officeooo:rsid="001de758"/>
    </style:style>
    <style:style style:name="T88" style:family="text">
      <style:text-properties officeooo:rsid="001e53a3"/>
    </style:style>
    <style:style style:name="T89" style:family="text">
      <style:text-properties officeooo:rsid="001e620f"/>
    </style:style>
    <style:style style:name="T90" style:family="text">
      <style:text-properties officeooo:rsid="00200cf4"/>
    </style:style>
    <style:style style:name="T91" style:family="text">
      <style:text-properties officeooo:rsid="0023850e"/>
    </style:style>
    <style:style style:name="T92"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3" style:family="text">
      <style:text-properties officeooo:rsid="00258399"/>
    </style:style>
    <style:style style:name="T94" style:family="text">
      <style:text-properties officeooo:rsid="00276029"/>
    </style:style>
    <style:style style:name="T95" style:family="text">
      <style:text-properties officeooo:rsid="002ee7a2"/>
    </style:style>
    <style:style style:name="T96" style:family="text">
      <style:text-properties officeooo:rsid="00302a12"/>
    </style:style>
    <style:style style:name="T97" style:family="text">
      <style:text-properties officeooo:rsid="00320868"/>
    </style:style>
    <style:style style:name="T98" style:family="text">
      <style:text-properties officeooo:rsid="003233ab"/>
    </style:style>
    <style:style style:name="T99" style:family="text">
      <style:text-properties officeooo:rsid="0032f7c1"/>
    </style:style>
    <style:style style:name="T100" style:family="text">
      <style:text-properties officeooo:rsid="0033dbbb"/>
    </style:style>
    <style:style style:name="T101" style:family="text">
      <style:text-properties officeooo:rsid="00355a39"/>
    </style:style>
    <style:style style:name="T102" style:family="text">
      <style:text-properties officeooo:rsid="00375b0b"/>
    </style:style>
    <style:style style:name="T103" style:family="text">
      <style:text-properties officeooo:rsid="0038778c"/>
    </style:style>
    <style:style style:name="T104" style:family="text">
      <style:text-properties officeooo:rsid="003a770c"/>
    </style:style>
    <style:style style:name="T105" style:family="text">
      <style:text-properties officeooo:rsid="003f5f91"/>
    </style:style>
    <style:style style:name="T106" style:family="text">
      <style:text-properties officeooo:rsid="00410e3a"/>
    </style:style>
    <style:style style:name="T107" style:family="text">
      <style:text-properties officeooo:rsid="0042094e"/>
    </style:style>
    <style:style style:name="T108"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09" style:family="text">
      <style:text-properties officeooo:rsid="0043f48a"/>
    </style:style>
    <style:style style:name="T110" style:family="text">
      <style:text-properties officeooo:rsid="0049a300"/>
    </style:style>
    <style:style style:name="T111" style:family="text">
      <style:text-properties officeooo:rsid="004bb78e"/>
    </style:style>
    <style:style style:name="T112" style:family="text">
      <style:text-properties officeooo:rsid="004eaaae"/>
    </style:style>
    <style:style style:name="T113" style:family="text">
      <style:text-properties officeooo:rsid="004ffc97"/>
    </style:style>
    <style:style style:name="T114" style:family="text">
      <style:text-properties officeooo:rsid="0053d546"/>
    </style:style>
    <style:style style:name="T115" style:family="text">
      <style:text-properties style:text-position="super 58%" officeooo:rsid="0053d546"/>
    </style:style>
    <style:style style:name="T116" style:family="text">
      <style:text-properties officeooo:rsid="0054e762"/>
    </style:style>
    <style:style style:name="T117" style:family="text">
      <style:text-properties officeooo:rsid="00567b14"/>
    </style:style>
    <style:style style:name="T118"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119" style:family="text">
      <style:text-properties officeooo:rsid="00573be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5</text:a></text:p>
          <text:p text:style-name="P3"><text:a xlink:type="simple" xlink:href="#__RefHeading___Toc16744_2011254424" text:style-name="Index_20_Link" text:visited-style-name="Index_20_Link"><text:span text:style-name="T38">S</text:span></text:a><text:a xlink:type="simple" xlink:href="#__RefHeading___Toc16744_2011254424" text:style-name="Index_20_Link" text:visited-style-name="Index_20_Link"><text:span text:style-name="T38">ubsetting</text:span></text:a><text:a xlink:type="simple" xlink:href="#__RefHeading___Toc16744_2011254424" text:style-name="Index_20_Link" text:visited-style-name="Index_20_Link"><text:tab/>8</text:a></text:p>
          <text:p text:style-name="P1"><text:a xlink:type="simple" xlink:href="#__RefHeading___Toc16730_2011254424" text:style-name="Index_20_Link" text:visited-style-name="Index_20_Link"><text:s/>Functions<text:tab/>8</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9</text:a></text:p>
        </text:index-body>
      </text:table-of-content>
      <text:h text:style-name="P77" text:outline-level="1"/>
      <text:h text:style-name="P77" text:outline-level="1"><text:bookmark-start text:name="__RefHeading___Toc16712_2011254424"/>Introduction<text:bookmark-end text:name="__RefHeading___Toc16712_2011254424"/></text:h>
      <text:p text:style-name="P60"><text:span text:style-name="T1">QDL is a general purpose, </text:span><text:span text:style-name="T100">interpreted</text:span><text:span text:style-name="T1"> programming language that </text:span><text:span text:style-name="T100">also </text:span><text:span text:style-name="T1">may be used for scripting – or even </text:span><text:span text:style-name="T100">interactively </text:span><text:span text:style-name="T1">as a calculator. <text:s/></text:span><text:span text:style-name="T88"><text:s/>The big draw is that it is mostly a notation rather than structured like most other languages (e.g. Java or C). </text:span><text:span text:style-name="T98">E</text:span><text:span text:style-name="T90">ssentially you specify the things that ought to happen to your data and it gets done. </text:span><text:span text:style-name="T88">You can do a lot in a just a few commands and because of this, a lot of control structures (which it does have, rest assured) are usually not needed. </text:span><text:span text:style-name="T98">As it were, certain common control structures are embedded in the data. </text:span></text:p>
      <text:p text:style-name="P61"><text:span text:style-name="T88">It also has a workspace model, meaning that you start the interpreter, type in commands interactively </text:span><text:span text:style-name="T89">creating variables, functions etc. </text:span><text:span text:style-name="T88">and can save your current state and resume where you left off. This lets you develop specialized sets of tools to do tasks </text:span><text:span text:style-name="T89">that are complex and really don't fit in with other language paradigms</text:span><text:span text:style-name="T88">. </text:span><text:span text:style-name="T89">QDL is very useful at taking up the slack where a lot of other languages don't quite work, </text:span><text:span text:style-name="T90">or would require a large investment (such as designing and implementing a set of objects) to do anything reasonable</text:span><text:span text:style-name="T89">. </text:span><text:span text:style-name="T102">It is largely a functional programming language.</text:span></text:p>
      <text:p text:style-name="P61"><text:span text:style-name="T99">The language description is quite short and you should be able to be productive in it within a few minutes.</text:span><text:span text:style-name="T89"> <text:s/></text:span><text:span text:style-name="T103">The full reference </text:span><text:a xlink:type="simple" xlink:href="https://cilogon.github.io/qdl/docs/qdl_reference.pdf" text:style-name="Internet_20_link" text:visited-style-name="Visited_20_Internet_20_Link"><text:span text:style-name="T103">QDL reference</text:span></text:a><text:span text:style-name="T103"> is a great next step after this tutorial.</text:span></text:p>
      <text:h text:style-name="Heading_20_2" text:outline-level="2"><text:bookmark-start text:name="__RefHeading___Toc16714_2011254424"/>Running QDL<text:bookmark-end text:name="__RefHeading___Toc16714_2011254424"/></text:h>
      <text:p text:style-name="P35">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35">Get the latest installer at https://github.com/ncsa/security-lib/releases. This is the file qdl_installer.jar. Run it as</text:p>
      <text:p text:style-name="Preformatted_20_Text"><text:s text:c="3"/>java -jar qdl_installer.jar</text:p>
      <text:p text:style-name="Quotations"/>
      <text:p text:style-name="P35">and follow the instructions. Assuming you installed in a directory called $QDL_HOME. Invoke it as </text:p>
      <text:p text:style-name="Preformatted_20_Text">$QDL_HOME/bin/qdl</text:p>
      <text:p text:style-name="P35"/>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35"/>
      <text:p text:style-name="P62"><text:span text:style-name="T100">Of course, you may customize startup to do any number of things and the reference for that is </text:span><text:span text:style-name="T101">here:</text:span><text:span text:style-name="T100"> </text:span><text:a xlink:type="simple" xlink:href="https://cilogon.github.io/qdl/docs/qdl_configuration.pdf" text:style-name="Internet_20_link" text:visited-style-name="Visited_20_Internet_20_Link"><text:span text:style-name="T101">qdl configuration</text:span></text:a><text:span text:style-name="T101">.</text:span></text:p>
      <text:h text:style-name="Heading_20_1" text:outline-level="1"><text:bookmark-start text:name="__RefHeading___Toc16718_2011254424"/>Navigating the workspace<text:bookmark-end text:name="__RefHeading___Toc16718_2011254424"/></text:h>
      <text:p text:style-name="P38">The basic unit of work is the <text:span text:style-name="T22">workspace</text:span><text:span text:style-name="T38"> or </text:span><text:span text:style-name="T22">session</text:span><text:span text:style-name="T38">.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5"><text:s/>(Lots more of these, omitted to save space.)</text:p>
      <text:p text:style-name="P63"><text:span text:style-name="T46">Of course, there is a complete reference for the workspace </text:span><text:a xlink:type="simple" xlink:href="https://cilogon.github.io/qdl/docs/qdl_workspace.pdf" text:style-name="Internet_20_link" text:visited-style-name="Visited_20_Internet_20_Link"><text:span text:style-name="T46">here</text:span></text:a><text:span text:style-name="T46">.</text:span></text:p>
      <text:h text:style-name="Heading_20_2" text:outline-level="2"><text:bookmark-start text:name="__RefHeading___Toc16720_2011254424"/>Help!<text:bookmark-end text:name="__RefHeading___Toc16720_2011254424"/></text:h>
      <text:p text:style-name="P3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7">lots of help</text:span></text:p>
      <text:p text:style-name="P38"><text:soft-page-break/><text:s/></text:p>
      <text:p text:style-name="P3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3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8"/>
      <text:p text:style-name="P38">Which tells the workspace to turn itself off and the parameter <text:span text:style-name="T22">y</text:span><text:span text:style-name="T38"> tells it you really don't want to save anything.</text:span></text:p>
      <text:h text:style-name="Heading_20_1" text:outline-level="1"><text:bookmark-start text:name="__RefHeading___Toc16722_2011254424"/><text:span text:style-name="T92">E</text:span>xpressions<text:bookmark-end text:name="__RefHeading___Toc16722_2011254424"/></text:h>
      <text:h text:style-name="P78" text:outline-level="2"><text:bookmark-start text:name="__RefHeading___Toc16736_2011254424"/>Basics<text:bookmark-end text:name="__RefHeading___Toc16736_2011254424"/></text:h>
      <text:p text:style-name="P36">The prompt is simple an indent of 3 or 4 spaces. Try your first expression</text:p>
      <text:p text:style-name="Preformatted_20_Text"><text:s text:c="3"/>2+2</text:p>
      <text:p text:style-name="Preformatted_20_Text">4</text:p>
      <text:p text:style-name="P36"/>
      <text:p text:style-name="P37"><text:span text:style-name="T38">This</text:span> means to evaluate 2+2 and the answer is printed without indent. </text:p>
      <text:p text:style-name="P37"><text:span text:style-name="T80">Note that statements in QDL end in a semi-colon, </text:span><text:span text:style-name="T77">;</text:span><text:span text:style-name="T78">. In the workspace, the usual mode, </text:span><text:span text:style-name="T79">however,</text:span><text:span text:style-name="T78"> is called </text:span><text:span text:style-name="T33">echo mode </text:span><text:span text:style-name="T59">and this just means the semi-colon is added and if there is a result </text:span><text:span text:style-name="T69">(echoed to the screen)</text:span><text:span text:style-name="T59">, it is printed. If this is not working, tell the workspace to turn it on</text:span></text:p>
      <text:p text:style-name="Preformatted_20_Text"><text:s text:c="3"/>)ws set echo on</text:p>
      <text:p text:style-name="Preformatted_20_Text">echo is now on</text:p>
      <text:p text:style-name="P57"><text:line-break/>Parentheses are used to group things together. <text:s/><text:span text:style-name="T21">There are </text:span><text:span text:style-name="T107">a few</text:span><text:span text:style-name="T21"> reserved keywords in QDL. </text:span><text:span text:style-name="T114">Here is a short list of the essentials to start off:</text:span></text:p>
      <text:p text:style-name="P15"><text:soft-page-break/>true <text:s text:c="4"/><text:span text:style-name="T107">if</text:span> <text:s text:c="6"/><text:span text:style-name="T107">define <text:s text:c="4"/>assert <text:s text:c="4"/>try <text:s text:c="5"/>module</text:span></text:p>
      <text:p text:style-name="P15">false <text:s text:c="3"/><text:span text:style-name="T107">then <text:s text:c="4"/>while</text:span> <text:s text:c="5"/><text:span text:style-name="T107">switch <text:s text:c="4"/>catch</text:span></text:p>
      <text:p text:style-name="P15">null <text:s text:c="4"/><text:span text:style-name="T108">else <text:s text:c="4"/>body</text:span><text:span text:style-name="T107">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1">There are basic operators, such as </text:span><text:span text:style-name="T7">+ - * / % ^.</text:span><text:span text:style-name="T21"> </text:span><text:span text:style-name="T95">There are many other built in functions, such as computing the modulus, standard trigonometric functions and such. </text:span><text:span text:style-name="T91">Standard order of operations is in effect, </text:span><text:span text:style-name="T95">so </text:span><text:span text:style-name="T6">5+4*3^2</text:span><text:span text:style-name="T95"> evaluates to <text:s/></text:span><text:span text:style-name="T6">41</text:span> <text:span text:style-name="T95">as expected.</text:span> <text:span text:style-name="T21">Unlike many languages, QDL has no effective no limits on the size of numbers. For instances</text:span></text:p>
      <text:p text:style-name="Preformatted_20_Text"><text:s text:c="3"/>5^<text:span text:style-name="T104">0</text:span>.5</text:p>
      <text:p text:style-name="Preformatted_20_Text">2.23606797749979</text:p>
      <text:p text:style-name="Preformatted_20_Text"><text:s text:c="2"/>2^3^4^5<text:span text:style-name="T96">^7^8^9^10^11^12</text:span></text:p>
      <text:p text:style-name="Preformatted_20_Text">1.16267946647039E6008077</text:p>
      <text:p text:style-name="P36"/>
      <text:p text:style-name="P67"><text:span text:style-name="T21">Th</text:span><text:span text:style-name="T91">e first</text:span><text:span text:style-name="T21"> computes the square root of 5 and displays it. </text:span><text:span text:style-name="T91">The second does multiple exponentiations </text:span><text:span text:style-name="T96">and note that engineering notation is supported too.</text:span><text:span text:style-name="T91"> </text:span></text:p>
      <text:p text:style-name="P66"><text:span text:style-name="T107">Simple values of a string, boolean or number are called </text:span><text:span text:style-name="T27">scalars</text:span><text:span text:style-name="T52">. There are also </text:span><text:span text:style-name="T27">aggregates</text:span><text:span text:style-name="T52"> aka </text:span><text:span text:style-name="T27">stems</text:span><text:span text:style-name="T52">. </text:span></text:p>
      <text:h text:style-name="Heading_20_2" text:outline-level="2"><text:bookmark-start text:name="__RefHeading___Toc16724_2011254424"/>Strings<text:bookmark-end text:name="__RefHeading___Toc16724_2011254424"/></text:h>
      <text:p text:style-name="P52">Strings are anything between single quotes. Since QDL is UTF-8 aware:</text:p>
      <text:p text:style-name="P53"><text:span text:style-name="T83">s := '</text:span>ნიანგის ცრემლები'</text:p>
      <text:p text:style-name="P52">is a perfectly fine String in QDL. <text:span text:style-name="T91">(Georgian for “tears of the crocodile” which looks really cool.) </text:span>You may do variou<text:span text:style-name="T84">s</text:span> operations such as <text:span text:style-name="T84">as get the size</text:span></text:p>
      <text:p text:style-name="Preformatted_20_Text"><text:s text:c="3"/><text:span text:style-name="T84">size(s)</text:span></text:p>
      <text:p text:style-name="Preformatted_20_Text">16</text:p>
      <text:p text:style-name="P54">String<text:span text:style-name="T86">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4">abc</text:span>e' - 'abc'</text:p>
      <text:p text:style-name="Preformatted_20_Text">de</text:p>
      <text:p text:style-name="P54"/>
      <text:p text:style-name="P56">and you can compare strings with the equals operators</text:p>
      <text:p text:style-name="P8"><text:s text:c="3"/>'abcd' <text:span text:style-name="T87">== 'abcd'</text:span></text:p>
      <text:p text:style-name="P9">true</text:p>
      <text:p text:style-name="P55"/>
      <text:p text:style-name="P55">Not surprising, there are many <text:span text:style-name="T86">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5"/>
      <text:p text:style-name="P55"><text:s/>You can access information with examples using <text:span text:style-name="T5">)help</text:span>, e.g.</text:p>
      <text:p text:style-name="Preformatted_20_Text"><text:soft-page-break/><text:s text:c="2"/>)help replace</text:p>
      <text:p text:style-name="Preformatted_20_Text"/>
      <text:p text:style-name="Preformatted_20_Text">replace(source, old, new) - replaces all occur<text:span text:style-name="T85">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78" text:outline-level="2"><text:bookmark-start text:name="__RefHeading___Toc16740_2011254424"/>Booleans<text:bookmark-end text:name="__RefHeading___Toc16740_2011254424"/></text:h>
      <text:p text:style-name="P58"><text:span text:style-name="T91">The final scalar type is a </text:span><text:span text:style-name="T25">boolean</text:span><text:span text:style-name="T43"> which has reserved values of either </text:span><text:span text:style-name="T14">true</text:span><text:span text:style-name="T43"> or </text:span><text:span text:style-name="T14">false</text:span><text:span text:style-name="T43">. There are the operations you expect such as </text:span><text:span text:style-name="T14">==</text:span><text:span text:style-name="T10">, </text:span><text:span text:style-name="T14">&amp;&amp;</text:span><text:span text:style-name="T43"> and </text:span><text:span text:style-name="T14">|| </text:span>(<text:span text:style-name="T91">resp. equality, logical and and logical or). </text:span><text:span text:style-name="T93">B</text:span><text:span text:style-name="T91">oolean </text:span><text:span text:style-name="T93">expressions do</text:span><text:span text:style-name="T26"> short-circuit</text:span><text:span text:style-name="T44"> evaluation, so if the result is returned once it can be determined rather than evaluating everything first (which would be closer to algebraic use, but does not work well on computers). </text:span></text:p>
      <text:p text:style-name="P10">false &amp;&amp; (true || true)</text:p>
      <text:p text:style-name="P46"/>
      <text:p text:style-name="Text_20_body"><text:span text:style-name="T44">for instance stops evaluation after the first </text:span><text:span text:style-name="T11">false</text:span><text:span text:style-name="T44"> is evaluated, since the rest of the expression can never alter the value. <text:s/></text:span><text:span text:style-name="T43"><text:s/></text:span></text:p>
      <text:h text:style-name="Heading_20_1" text:outline-level="1"><text:bookmark-start text:name="__RefHeading___Toc16726_2011254424"/>Variables<text:bookmark-end text:name="__RefHeading___Toc16726_2011254424"/></text:h>
      <text:p text:style-name="P39">A <text:span text:style-name="T22">variable </text:span><text:span text:style-name="T38"><text:s/>holds a value. To assign a value, you <text:s/>must use </text:span><text:span text:style-name="T57">:= </text:span></text:p>
      <text:p text:style-name="P11"><text:s text:c="3"/>x := 2+3</text:p>
      <text:p text:style-name="Preformatted_20_Text"><text:s text:c="3"/>x</text:p>
      <text:p text:style-name="Preformatted_20_Text">5</text:p>
      <text:p text:style-name="P49"/>
      <text:p text:style-name="P39"><text:span text:style-name="T58">When variables are assigned, their values are not shown. To see what is in a variable, type it and hit return. </text:span><text:span text:style-name="T60">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0">I</text:span><text:span text:style-name="T64">f a variable is not assigned, </text:span><text:span text:style-name="T73">it </text:span><text:span text:style-name="T93">can be tested. For instance, if </text:span><text:span text:style-name="T3">foo</text:span><text:span text:style-name="T93"> is not defined</text:span></text:p>
      <text:p text:style-name="Preformatted_20_Text"><text:s text:c="3"/><text:span text:style-name="T110">is_defined(</text:span>foo<text:span text:style-name="T110">)</text:span></text:p>
      <text:p text:style-name="P17">false</text:p>
      <text:p text:style-name="Text_20_body"/>
      <text:h text:style-name="Heading_20_2" text:outline-level="2"><text:bookmark-start text:name="__RefHeading___Toc16728_2011254424"/>Scalars vs. stems<text:bookmark-end text:name="__RefHeading___Toc16728_2011254424"/></text:h>
      <text:p text:style-name="P40">Scalars are simple values, such as a number, boolean or string (the three major type of scalar). This is in contra<text:span text:style-name="T94">s</text:span>t to <text:span text:style-name="T22">stem</text:span><text:span text:style-name="T38"> or aggregate variables. The basic idea is that there is the variable name + one or more periods followed by an index reference. For instance, to create a variable, </text:span><text:span text:style-name="T22">x, </text:span><text:span text:style-name="T38">and set three </text:span><text:span text:style-name="T47">values</text:span></text:p>
      <text:p text:style-name="Preformatted_20_Text"><text:s text:c="3"/>x.0 := 2; x.1:= 3; x.2 := 5;</text:p>
      <text:p text:style-name="Preformatted_20_Text"><text:s text:c="3"/><text:span text:style-name="T81">x.</text:span></text:p>
      <text:p text:style-name="P5">[2,3,5]</text:p>
      <text:p text:style-name="P50"><text:soft-page-break/></text:p>
      <text:p text:style-name="P42"><text:span text:style-name="T66">A list is just a stem whose keys are integers. </text:span><text:span text:style-name="T65">As I said, QDL statements end in a semicolon – </text:span><text:span text:style-name="T68">always, even if the workspace is adding it for you at times – </text:span><text:span text:style-name="T65"><text:s/>and the first line above just shows using that to stack multiple assignments on a single line. </text:span><text:span text:style-name="T66">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0"/>
      <text:p text:style-name="P50">This shows what the keys are (left-hand elements) and their values. It is also possible to enter a stem directly:</text:p>
      <text:p text:style-name="Preformatted_20_Text">y. := {'foo':'bar', 'fnord':'baz'}</text:p>
      <text:p text:style-name="P50"/>
      <text:p text:style-name="P41"><text:span text:style-name="T58">Stems may also refer to other stems. So <text:s/>adding another key of </text:span><text:span text:style-name="T32">x</text:span><text:span text:style-name="T58">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4">Stems are actually extremely powerful data structures <text:span text:style-name="T82">(known technically as </text:span><text:span text:style-name="T24">associative arrays</text:span><text:span text:style-name="T42">) with a very convenient syntax for accessing elements. </text:span><text:span text:style-name="T48">the operations available make them actually more akin to mini-databases. </text:span></text:p>
      <text:p text:style-name="P24"/>
      <text:p text:style-name="P68"><text:span text:style-name="T109">A </text:span><text:span text:style-name="T28">list</text:span><text:span text:style-name="T76"> </text:span><text:span text:style-name="T109">is </text:span><text:span text:style-name="T107">a special case of </text:span><text:span text:style-name="T109">a </text:span><text:span text:style-name="T107">stem whose indices are all integers </text:span><text:span text:style-name="T109">and </text:span><text:span text:style-name="T76">are enclosed in square brackets. </text:span><text:span text:style-name="T42">A very, very useful and important idea in QDL is </text:span><text:span text:style-name="T24">extension </text:span><text:span text:style-name="T42">meaning that all basic operations are extended to every element of a stem. This means that control structure like loops to access elements are not needed. </text:span><text:span text:style-name="T76">For instance to add 10 to all elements of a list</text:span></text:p>
      <text:p text:style-name="P16"><text:s text:c="3"/>[2,4,6,8] + 10</text:p>
      <text:p text:style-name="P16">[12,14,16,18]</text:p>
      <text:p text:style-name="P68"/>
      <text:p text:style-name="P34"><text:span text:style-name="T42"><text:s/>To raise every number </text:span><text:span text:style-name="T45">in a list </text:span><text:span text:style-name="T42">to its square then would be</text:span></text:p>
      <text:p text:style-name="P24"/>
      <text:p text:style-name="P16"><text:span text:style-name="T42"><text:s text:c="3"/></text:span><text:span text:style-name="T45">[1,2,3,4,5]^2</text:span></text:p>
      <text:p text:style-name="P16"><text:span text:style-name="T45">[</text:span><text:span text:style-name="T38">1,4,9,16,25]</text:span></text:p>
      <text:p text:style-name="P68"/>
      <text:p text:style-name="P72">A much more complex example is computing the hyperbolic sine of several values </text:p>
      <text:p text:style-name="P16"><text:s text:c="3"/><text:span text:style-name="T83">sinh([1,2,3,4,5]/12)</text:span></text:p>
      <text:p text:style-name="P16">[</text:p>
      <text:p text:style-name="P16"><text:s/>0.083429817445953,</text:p>
      <text:p text:style-name="P16"><text:s/>0.167439343987515,</text:p>
      <text:p text:style-name="P16"><text:soft-page-break/><text:s/>0.252612316808168,</text:p>
      <text:p text:style-name="P16"><text:s/>0.33954055725615,</text:p>
      <text:p text:style-name="P16"><text:s/>0.428828083093884</text:p>
      <text:p text:style-name="P6">]</text:p>
      <text:p text:style-name="P23"/>
      <text:p text:style-name="P18">Note especially: <text:span text:style-name="T58">Stems are accessed with a period (the index operator) and the rule is that </text:span></text:p>
      <text:p text:style-name="P25"/>
      <text:list xml:id="list376648753" text:style-name="L1">
        <text:list-item>
          <text:p text:style-name="P85">The left most term is the stem, everything to its right is some form of index.</text:p>
        </text:list-item>
        <text:list-item>
          <text:p text:style-name="P83"><text:span text:style-name="T61">If </text:span><text:span text:style-name="T72">an </text:span><text:span text:style-name="T61">index is undefined, the string value of the index is used.</text:span></text:p>
        </text:list-item>
        <text:list-item>
          <text:p text:style-name="P84"><text:span text:style-name="T61">If </text:span><text:span text:style-name="T72">an</text:span><text:span text:style-name="T61"> index refers to a variable, that value is substituted</text:span></text:p>
        </text:list-item>
        <text:list-item>
          <text:p text:style-name="P86">Multiple indices are substituted from the right.</text:p>
        </text:list-item>
        <text:list-item>
          <text:p text:style-name="P87">If a list is used as the index (after every other way to resolve it), then it is interpreted as follows:</text:p>
        </text:list-item>
      </text:list>
      <text:p text:style-name="P30">a.p.q. … r == a.[p,q, … ,r]</text:p>
      <text:p text:style-name="P25"/>
      <text:p text:style-name="P32"/>
      <text:p text:style-name="P22"><text:span text:style-name="T58">So for instance using the above value of </text:span><text:span text:style-name="T15">x.</text:span></text:p>
      <text:p text:style-name="P25"/>
      <text:p text:style-name="Preformatted_20_Text"><text:s text:c="3"/>j:= 0</text:p>
      <text:p text:style-name="Preformatted_20_Text"><text:s text:c="3"/>x.j</text:p>
      <text:p text:style-name="P7">2</text:p>
      <text:p text:style-name="P25"/>
      <text:p text:style-name="P21"><text:span text:style-name="T65">Here, </text:span><text:span text:style-name="T15">x.</text:span><text:span text:style-name="T65"> is the stem, </text:span><text:span text:style-name="T15">j</text:span><text:span text:style-name="T65"> is the index. </text:span><text:span text:style-name="T58">Since </text:span><text:span text:style-name="T15">j</text:span><text:span text:style-name="T58"> is 0, </text:span><text:span text:style-name="T13">x.j</text:span><text:span text:style-name="T58"> resolves to </text:span><text:span text:style-name="T13">x.0</text:span><text:span text:style-name="T58"> which is the value </text:span><text:span text:style-name="T65">2</text:span><text:span text:style-name="T58">. If you are used to other programming languages, you are probably used to an expression like (e.g. in C)</text:span></text:p>
      <text:p text:style-name="P25"/>
      <text:p text:style-name="P19"><text:span text:style-name="T8">x[0] = 2</text:span><text:span text:style-name="T58"> </text:span></text:p>
      <text:p text:style-name="P25"/>
      <text:p text:style-name="P20"><text:span text:style-name="T58">The index operator is much more flexible and allows for a great simplification. </text:span><text:span text:style-name="T62">You could have a stem like</text:span></text:p>
      <text:p text:style-name="P26"/>
      <text:p text:style-name="Preformatted_20_Text">orders.time.manner.place</text:p>
      <text:p text:style-name="P26"/>
      <text:p text:style-name="P28"><text:span text:style-name="T62">That tracks an entire inventory system. You can populate it </text:span><text:span text:style-name="T63">for </text:span><text:span text:style-name="T62">various values of time, manner and place and then apply operations to see, </text:span><text:span text:style-name="T34">e.g.</text:span><text:span text:style-name="T62"> the latest date, or all things from a specific place. </text:span><text:span text:style-name="T61">See the reference manual for more details on stems and their uses. </text:span><text:span text:style-name="T62">They are surprisingly addictive and you'll probably start wishing other languages supported them </text:span><text:span text:style-name="T70">the way QDL does</text:span><text:span text:style-name="T70"><text:note text:id="ftn1" text:note-class="footnote"><text:note-citation>1</text:note-citation><text:note-body><text:p text:style-name="P29"><text:span text:style-name="T70"><text:s text:c="2"/>They are called </text:span><text:span text:style-name="T36">associative arrays</text:span><text:span text:style-name="T70">, </text:span><text:span text:style-name="T36">dictionaries</text:span><text:span text:style-name="T70">, or </text:span><text:span text:style-name="T36">maps</text:span><text:span text:style-name="T70"> in other languages, but none of these other languages really have </text:span><text:span text:style-name="T71">such </text:span><text:span text:style-name="T70">convenient ways of accessing them. </text:span><text:span text:style-name="T74">Check out the QDL function </text:span><text:span text:style-name="T20">query</text:span><text:span text:style-name="T74"> which lets you search a stem.</text:span></text:p></text:note-body></text:note></text:span><text:span text:style-name="T62">.</text:span></text:p>
      <text:p text:style-name="P27"/>
      <text:p text:style-name="P33"><text:span text:style-name="T71">Note that expressions can be used for indexing, quick example is the function </text:span><text:span text:style-name="T18">i(k) </text:span>t<text:span text:style-name="T105">h</text:span>at <text:span text:style-name="T105">simply returns </text:span><text:span text:style-name="T18">k</text:span>. <text:span text:style-name="T105">Then this is a fine way to access the stem </text:span><text:span text:style-name="T19">[;5]</text:span></text:p>
      <text:p text:style-name="P31"/>
      <text:p text:style-name="P13"><text:s text:c="3"/>[;5].i(2)</text:p>
      <text:p text:style-name="P12">2</text:p>
      <text:p text:style-name="P27"/>
      <text:p text:style-name="P27">(meaning, create a list from 0 to 5 (exclusive), grab the second element.) This makes stems enormously flexible and powerful. </text:p>
      <text:p text:style-name="P27"/>
      <text:h text:style-name="P80" text:outline-level="3"><text:soft-page-break/>The major paradigm shift for most people</text:h>
      <text:p text:style-name="P93"><text:span text:style-name="T114">When starting to use QDL, the one paradigm shift that is hardest to wrap their heads around is the implicit looping and aggregate nature. <text:s/>So if a naive programmer wanted to fill up a stem with the values of the polynomial </text:span><text:span text:style-name="T29">x</text:span><text:span text:style-name="T115">2</text:span><text:span text:style-name="T114"> - 3</text:span><text:span text:style-name="T29">x</text:span><text:span text:style-name="T114"> +5 over the interval [-1,1] </text:span><text:span text:style-name="T116">in increments of 0.2, </text:span><text:span text:style-name="T114"><text:s/>they </text:span><text:span text:style-name="T116">would quite reasonably</text:span><text:span text:style-name="T114"> write</text:span></text:p>
      <text:p text:style-name="P81">a. := null;</text:p>
      <text:p text:style-name="P81">while[</text:p>
      <text:p text:style-name="P81"><text:s text:c="4"/>for_next(i, 11)</text:p>
      <text:p text:style-name="P81"><text:s text:c="2"/>][</text:p>
      <text:p text:style-name="P81"><text:s text:c="4"/>x := i*0.2 - 1; // increment to the next element starting at -1</text:p>
      <text:p text:style-name="P81"><text:s text:c="4"/>a.i := x^2 - 3*x -+ 5;</text:p>
      <text:p text:style-name="P81"><text:s text:c="2"/>];</text:p>
      <text:p text:style-name="Text_20_body"/>
      <text:p text:style-name="P93"><text:span text:style-name="T30">à la</text:span><text:span text:style-name="T116"> C or Java, </text:span><text:span text:style-name="T114">which certainly does it. </text:span><text:span text:style-name="T116">T</text:span><text:span text:style-name="T114">he native QDL way is just</text:span></text:p>
      <text:p text:style-name="Preformatted_20_Text"><text:s text:c="3"/>x. := [|-1;1;1<text:span text:style-name="T116">1</text:span>|]; // <text:span text:style-name="T114">fills up stem with correct values</text:span></text:p>
      <text:p text:style-name="Preformatted_20_Text"><text:s text:c="3"/>a. := x.^2 - 3*x. + 5;</text:p>
      <text:p text:style-name="P92"/>
      <text:p text:style-name="P94">which is a lot more readable and can be digested at a glance. It is possible to 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7">Moreover, QDL is almost a picture language for working with data. Let us say that you had a <text:s/>pair of stems to compare using a function, </text:span><text:span text:style-name="T31">f. </text:span><text:span text:style-name="T55">So </text:span><text:span text:style-name="T118">f(x,y) </text:span><text:span text:style-name="T55"><text:s/>returns true or false for the arguments. In QDL, this would mean that </text:span><text:span text:style-name="T118">f(x.,y.) </text:span><text:span text:style-name="T55">operating on stems would return another stem of boolean values. How would you check that every element of </text:span><text:span text:style-name="T118">f(x.,y.) </text:span><text:span text:style-name="T117">is true? Well, since it may look like</text:span></text:p>
      <text:p text:style-name="Preformatted_20_Text"><text:s text:c="3"/><text:span text:style-name="T117">f(x.,y.)</text:span></text:p>
      <text:p text:style-name="P82">[true, true, false, true, true,true,true,true]</text:p>
      <text:p text:style-name="Text_20_body"/>
      <text:p text:style-name="P95">the most intu<text:span text:style-name="T119">i</text:span>tive way to deal with it would be to slap logical or || between each element. QDL has an operator (plus many more of other sorts) to do that:</text:p>
      <text:p text:style-name="Preformatted_20_Text"><text:s text:c="3"/>reduce(@&amp;&amp;, f(x.,y.))</text:p>
      <text:p text:style-name="Preformatted_20_Text">false</text:p>
      <text:p text:style-name="P95"/>
      <text:p text:style-name="Text_20_body"><text:span text:style-name="T117">All </text:span><text:span text:style-name="T118">reduce </text:span><text:span text:style-name="T117">does is take the first argument (@&amp;&amp; means to take the operator &amp;&amp; and use that as a thing itself) and distribute it to everything so conceptually it is</text:span></text:p>
      <text:p text:style-name="P82"><text:s text:c="5"/>&amp;&amp; <text:s text:c="3"/>&amp;&amp; <text:s text:c="4"/>&amp;&amp; <text:s text:c="3"/>&amp;&amp; <text:s text:c="3"/>&amp;&amp; <text:s text:c="3"/>&amp;&amp; <text:s text:c="3"/>&amp;&amp;</text:p>
      <text:p text:style-name="P82">[true, true, false, true, true, true, true, true]</text:p>
      <text:p text:style-name="P96"/>
      <text:p text:style-name="P97">There are many more such operators in QDL that can make your programming quite simple and intuitive.</text:p>
      <text:p text:style-name="P88"><text:soft-page-break/><text:span text:style-name="T106">A few </text:span><text:span text:style-name="T109">more </text:span><text:span text:style-name="T106">quick examples for stems</text:span></text:p>
      <text:p text:style-name="P1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6">b</text:span></text:span></text:p>
      <text:p text:style-name="Preformatted_20_Text"><text:span text:style-name="Source_20_Text"><text:s text:c="4"/>c := 'last'; <text:s text:c="4"/>// <text:s text:c="3"/>“ 'last' to <text:s/></text:span><text:span text:style-name="Source_20_Text"><text:span text:style-name="T106">c</text:span></text:span></text:p>
      <text:p text:style-name="Preformatted_20_Text"><text:span text:style-name="Source_20_Text"><text:s text:c="2"/>a.b := 2; <text:s text:c="9"/>// <text:s text:c="3"/>“ <text:s text:c="3"/>2 <text:s text:c="2"/>to <text:s/></text:span><text:span text:style-name="Source_20_Text"><text:span text:style-name="T106">a</text:span></text:span><text:span text:style-name="Source_20_Text">.4</text:span></text:p>
      <text:p text:style-name="P13"><text:span text:style-name="Source_20_Text"><text:s text:c="2"/>a.c := 5; <text:s text:c="9"/>// <text:s text:c="3"/>“ <text:s text:c="3"/>5 <text:s text:c="2"/>to <text:s/></text:span><text:span text:style-name="Source_20_Text"><text:span text:style-name="T106">a</text:span></text:span><text:span text:style-name="Source_20_Text">.'last'</text:span></text:p>
      <text:p text:style-name="P75"><text:span text:style-name="Source_20_Text">x.a.b := 'cv3d'; <text:s text:c="4"/>// <text:s text:c="3"/>“ 'cv3d' to <text:s/></text:span><text:span text:style-name="Source_20_Text"><text:span text:style-name="T106">x</text:span></text:span><text:span text:style-name="Source_20_Text">.3.4</text:span></text:p>
      <text:p text:style-name="Text_20_body"><text:span text:style-name="T107">Note that there are two variables, </text:span><text:span text:style-name="T16">a</text:span><text:span text:style-name="T9"> </text:span><text:span text:style-name="T107">(a scalar) and </text:span><text:span text:style-name="T16">a.</text:span><text:span text:style-name="T9"> </text:span><text:span text:style-name="T107">(a stem).</text:span></text:p>
      <text:p text:style-name="Heading">Example of counting words</text:p>
      <text:p text:style-name="P73">In this example, we will prompt the user for a sentence and count the words in it. <text:span text:style-name="T119">This uses a stem in an unexpected way, as an accumulator for values.</text:span></text:p>
      <text:p text:style-name="Preformatted_20_Text">count. := {*:0};</text:p>
      <text:p text:style-name="Preformatted_20_Text"><text:span text:style-name="T111">words</text:span>. := tokenize(scan('enter sentence: '), ' ');</text:p>
      <text:p text:style-name="Preformatted_20_Text">while[for_next(j, <text:span text:style-name="T111">words</text:span>.)][count.j := count.j+1;];</text:p>
      <text:p text:style-name="Preformatted_20_Text">say(count.);</text:p>
      <text:p text:style-name="P73"/>
      <text:p text:style-name="P73">You can put this in a script and run it. How it works. By each line</text:p>
      <text:list xml:id="list4213373565" text:style-name="L2">
        <text:list-item>
          <text:p text:style-name="P91">Set the default for the stem count. to 0. This effectively sets every possible value to 0.</text:p>
        </text:list-item>
        <text:list-item>
          <text:p text:style-name="P90"><text:span text:style-name="T113">Prompts the user for a </text:span><text:span text:style-name="T111">sentence from the command line, </text:span><text:span text:style-name="T113">read it</text:span><text:span text:style-name="T111"> and tokenizes it by blank. The result is a list of words stored in </text:span><text:span text:style-name="T4">words.</text:span></text:p>
        </text:list-item>
        <text:list-item>
          <text:p text:style-name="P89"><text:span text:style-name="T111">loops over elements in </text:span><text:span text:style-name="T4">words.</text:span> <text:span text:style-name="T111">Note that the index in </text:span><text:span text:style-name="T4">count.</text:span> <text:span text:style-name="T111">is just the word itself. adds one to the current word count</text:span></text:p>
        </text:list-item>
        <text:list-item>
          <text:p text:style-name="P91">Prints the resulting stem.</text:p>
        </text:list-item>
      </text:list>
      <text:p text:style-name="P73"><text:s/>E.g. of running this (in the script /tmp/wc.qdl)</text:p>
      <text:p text:style-name="Preformatted_20_Text"><text:s text:c="3"/>script_run('/tmp/wc.qdl');</text:p>
      <text:p text:style-name="Preformatted_20_Text">enter sentence: mairzy doats and doze<text:span text:style-name="T112">y</text:span> doats and liddle lamb<text:span text:style-name="T119">s</text:span>ie divey</text:p>
      <text:p text:style-name="Preformatted_20_Text">{*:0, doats:2, lamb<text:span text:style-name="T119">s</text:span>ie:1, mairzy:1, liddle:1, and:2, divey:1, doze<text:span text:style-name="T112">y</text:span>:1}</text:p>
      <text:p text:style-name="P73"/>
      <text:p text:style-name="P73">So the words “doats” and “and” are repeated twice each.</text:p>
      <text:p text:style-name="P73"/>
      <text:h text:style-name="Heading_20_3" text:outline-level="3"><text:bookmark-start text:name="__RefHeading___Toc16744_2011254424"/><text:span text:style-name="T62">S</text:span><text:span text:style-name="T58">ubsetting</text:span><text:bookmark-end text:name="__RefHeading___Toc16744_2011254424"/></text:h>
      <text:p text:style-name="P59"><text:span text:style-name="T67">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5">with default values – </text:span><text:span text:style-name="T67">like zero for numbers or blanks for strings. The problem with this is that if you are missing data, the system is creating information. </text:span><text:span text:style-name="T75">Convenient in formatting business reports, a nightmare in scientific computing. </text:span><text:span text:style-name="T72"><text:s/></text:span><text:span text:style-name="T67">QDL's solution is minimalist: </text:span><text:span text:style-name="T37">subsetting</text:span><text:span text:style-name="T35"> </text:span><text:span text:style-name="T67">This means that only the </text:span><text:soft-page-break/><text:span text:style-name="T67">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1"/>
      <text:p text:style-name="P51">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19">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1">A </text:span><text:span text:style-name="T23">function </text:span><text:span text:style-name="T39">is a self-contained </text:span><text:span text:style-name="T51">unit of code </text:span><text:span text:style-name="T39">that does a specific thing. </text:span><text:span text:style-name="T51">Generally they relate inputs to outputs. </text:span><text:span text:style-name="T39">There are several of them </text:span><text:span text:style-name="T40">that are built in. </text:span><text:span text:style-name="T41">This includes most standard Math functions (logarithms, sines and such) as well as a wealth of string and other commands. </text:span></text:p>
      <text:p text:style-name="Preformatted_20_Text"><text:span text:style-name="T41"><text:s text:c="3"/></text:span><text:span text:style-name="T51">sin(pi()/4)</text:span></text:p>
      <text:p text:style-name="Preformatted_20_Text">0.707106781186547</text:p>
      <text:p text:style-name="P65">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5"/>
      <text:p text:style-name="P65">computed the square root of pi.</text:p>
      <text:h text:style-name="P79" text:outline-level="2">Defining your own function.</text:h>
      <text:p text:style-name="P73">The easiest way to define a function is using the so-called lambda notation</text:p>
      <text:p text:style-name="Preformatted_20_Text">def -&gt; statement</text:p>
      <text:p text:style-name="P73"/>
      <text:p text:style-name="P73">which will evaluate the statement and return the result. This works for single statement functions. You can create much more complex functions using the define[] statement. </text:p>
      <text:p text:style-name="P76">Example</text:p>
      <text:p text:style-name="Preformatted_20_Text"><text:s text:c="3"/>f(x)-&gt; x^2</text:p>
      <text:p text:style-name="Preformatted_20_Text"><text:s text:c="3"/>f(3)</text:p>
      <text:p text:style-name="Preformatted_20_Text">9</text:p>
      <text:p text:style-name="P73"/>
      <text:p text:style-name="P74">QDL is what is termed a <text:span text:style-name="T22">functional language </text:span><text:span text:style-name="T38">which means it is very, very easy to define and use functions. </text:span></text:p>
      <text:h text:style-name="Heading_20_2" text:outline-level="2"><text:bookmark-start text:name="__RefHeading___Toc16732_2011254424"/><text:soft-page-break/>Help!<text:bookmark-end text:name="__RefHeading___Toc16732_2011254424"/></text:h>
      <text:p text:style-name="P39">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9"/>
      <text:p text:style-name="P39">This tells you the syntax and has a basic description. </text:p>
      <text:p text:style-name="Preformatted_20_Text">)help *</text:p>
      <text:p text:style-name="Text_20_body"/>
      <text:p text:style-name="P69">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3">There are a couple of ways to do this. For instance, the most basic program is of the form</text:p>
      <text:p text:style-name="P70">name(args)-&gt; <text:span text:style-name="T22">expression</text:span></text:p>
      <text:p text:style-name="P71"><text:span text:style-name="T42">where the </text:span><text:span text:style-name="T12">args</text:span><text:span text:style-name="T42"> </text:span><text:span text:style-name="T53">is</text:span><text:span text:style-name="T42"> a list of arguments and the expression is a single expression which is returned by the function. The standard Hello World would be</text:span></text:p>
      <text:p text:style-name="Preformatted_20_Text"><text:s text:c="3"/>hw()-<text:span text:style-name="T82">&gt;</text:span>'Hello World!'</text:p>
      <text:p text:style-name="P44"/>
      <text:p text:style-name="Preformatted_20_Text"><text:s text:c="3"/>hw()</text:p>
      <text:p text:style-name="Preformatted_20_Text">Hello World!</text:p>
      <text:p text:style-name="P44"/>
      <text:p text:style-name="P47">There is a much more comprehensive way to define functions (which includes making them self-documenting) which is in the reference manual. </text:p>
      <text:p text:style-name="P64"><text:span text:style-name="T48">You may also pass anonymous functions as arguments for instance to the built-in </text:span><text:span text:style-name="T17">for_each</text:span><text:span text:style-name="T48"> function. </text:span><text:span text:style-name="T49">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8"/>
      <text:p text:style-name="P64"><text:soft-page-break/><text:span text:style-name="T48">(</text:span><text:span text:style-name="T49">So the input values are is the 10 element list (called a closed </text:span><text:span text:style-name="T50">slice</text:span><text:span text:style-name="T49">) of decimals from -1 to 1 and the output values is the product of the hyperbolic sine and cosine.) </text:span></text:p>
      <text:p text:style-name="P64"><text:span text:style-name="T48">Because of this, functions are processed in the order they are found and you must define a function before you use it. Some other programming languages are “Platonic” in the sense that functions just exist. </text:span><text:span text:style-name="T54">For instance, in Java functions are defined in a class and you make instances of the class. Java tries to support lambda functions (as these are called) but the result is a very clunky <text:s/>mix of interfaces </text:span><text:span text:style-name="T56">and special cases</text:span><text:span text:style-name="T54">. </text:span><text:span text:style-name="T48"><text:s/></text:span><text:span text:style-name="T50">I</text:span><text:span text:style-name="T48">n QDL (which is a functional programming language) they may be used and created any place </text:span><text:span text:style-name="T50">and even passed around as arguments to functions</text:span><text:span text:style-name="T48">. </text:span><text:span text:style-name="T50">This makes them behave more or less like variables.</text:span><text:span text:style-name="T48"> <text:s/></text:span></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2-07-09T08:13:51.420705719</dc:date>
    <meta:editing-duration>P21DT14H42M45S</meta:editing-duration>
    <meta:editing-cycles>35</meta:editing-cycles>
    <meta:generator>LibreOffice/6.4.7.2$Linux_X86_64 LibreOffice_project/40$Build-2</meta:generator>
    <meta:document-statistic meta:table-count="0" meta:image-count="0" meta:object-count="0" meta:page-count="12" meta:paragraph-count="293" meta:word-count="3345" meta:character-count="19688" meta:non-whitespace-character-count="15980"/>
  </office:meta>
</office:document-meta>
</file>